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555321CB99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Lohit Hindi1" svg:font-family="'Lohit Hindi'"/>
    <style:font-face style:name="OpenSymbol" svg:font-family="OpenSymbol"/>
    <style:font-face style:name="Source Sans Pro" svg:font-family="'Source Sans Pro', Arial, Helvetica, sans-serif"/>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P2"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P3" style:family="paragraph" style:parent-style-name="Footer">
      <style:paragraph-properties>
        <style:tab-stops>
          <style:tab-stop style:position="3.7189in" style:type="center"/>
          <style:tab-stop style:position="7.4165in" style:type="right"/>
        </style:tab-stops>
      </style:paragraph-properties>
    </style:style>
    <style:style style:name="P4" style:family="paragraph" style:parent-style-name="Footer">
      <style:paragraph-properties>
        <style:tab-stops>
          <style:tab-stop style:position="3.7291in" style:type="center"/>
          <style:tab-stop style:position="7.4689in" style:type="right"/>
        </style:tab-stops>
      </style:paragraph-properties>
    </style:style>
    <style:style style:name="P5" style:family="paragraph" style:parent-style-name="Text_20_body">
      <style:text-properties fo:font-style="normal" style:font-style-asian="normal" style:font-style-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variant="normal" fo:text-transform="none" fo:color="#666666" style:font-name="Source Sans Pro" fo:font-size="10.5pt" fo:letter-spacing="normal" fo:font-style="normal" fo:font-weight="normal" style:font-style-asian="normal" style:font-style-complex="normal"/>
    </style:style>
    <style:style style:name="P8" style:family="paragraph" style:parent-style-name="Antwoord">
      <style:text-properties fo:font-style="normal" style:font-style-asian="normal" style:font-style-complex="normal"/>
    </style:style>
    <style:style style:name="P9" style:family="paragraph" style:parent-style-name="Antwoord">
      <style:text-properties style:text-underline-style="solid" style:text-underline-type="double" style:text-underline-width="auto" style:text-underline-color="font-color"/>
    </style:style>
    <style:style style:name="P10" style:family="paragraph" style:parent-style-name="Preformatted_20_Text">
      <style:paragraph-properties fo:margin-left="0in" fo:margin-right="0in" fo:margin-top="0in" fo:margin-bottom="0in" fo:line-height="160%" fo:text-indent="0in" style:auto-text-indent="false" fo:padding="0in" fo:border="none"/>
      <style:text-properties fo:font-variant="normal" fo:text-transform="none" fo:color="#666666" style:font-name="Courier 10 Pitch" fo:letter-spacing="normal" fo:font-style="normal" fo:font-weight="normal"/>
    </style:style>
    <style:style style:name="P11" style:family="paragraph" style:parent-style-name="Preformatted_20_Text">
      <style:paragraph-properties fo:margin-left="0in" fo:margin-right="0in" fo:margin-top="0in" fo:margin-bottom="0in" fo:line-height="160%" fo:text-indent="0in" style:auto-text-indent="false" fo:padding="0in" fo:border="none"/>
      <style:text-properties fo:font-variant="normal" fo:text-transform="none" fo:color="#666666" style:font-name="Courier 10 Pitch" fo:font-size="10.5pt" fo:letter-spacing="normal" fo:font-style="normal" fo:font-weight="normal"/>
    </style:style>
    <style:style style:name="P12" style:family="paragraph" style:parent-style-name="Preformatted_20_Text">
      <style:paragraph-properties fo:margin-left="0in" fo:margin-right="0in" fo:margin-top="0in" fo:margin-bottom="0in" fo:line-height="160%" fo:text-indent="0in" style:auto-text-indent="false" fo:padding="0in" fo:border="none"/>
      <style:text-properties fo:font-variant="normal" fo:text-transform="none" fo:color="#666666" fo:letter-spacing="normal"/>
    </style:style>
    <style:style style:name="P13" style:family="paragraph" style:parent-style-name="Text_20_body">
      <style:paragraph-properties fo:margin-left="0in" fo:margin-right="0in" style:line-height-at-least="0.2291in" fo:text-indent="0in" style:auto-text-indent="false" fo:padding="0in" fo:border="none"/>
      <style:text-properties fo:font-variant="normal" fo:text-transform="none" fo:color="#666666" style:font-name="Source Sans Pro" fo:font-size="10.5pt" fo:letter-spacing="normal" fo:font-style="normal" fo:font-weight="normal"/>
    </style:style>
    <style:style style:name="P14" style:family="paragraph" style:parent-style-name="Preformatted_20_Text">
      <style:paragraph-properties fo:margin-top="0in" fo:margin-bottom="0in" fo:line-height="160%" fo:padding="0in" fo:border="none"/>
      <style:text-properties fo:font-variant="normal" fo:text-transform="none" fo:color="#666666" style:font-name="Courier 10 Pitch" fo:font-size="10.5pt" fo:letter-spacing="normal" fo:font-style="normal" fo:font-weight="normal"/>
    </style:style>
    <style:style style:name="P15" style:family="paragraph" style:parent-style-name="Preformatted_20_Text">
      <style:paragraph-properties fo:margin-top="0in" fo:margin-bottom="0in" fo:line-height="160%" fo:padding="0in" fo:border="none"/>
      <style:text-properties fo:font-variant="normal" fo:text-transform="none" fo:color="#666666" style:font-name="Courier 10 Pitch" fo:letter-spacing="normal" fo:font-style="normal" fo:font-weight="normal"/>
    </style:style>
    <style:style style:name="P16" style:family="paragraph" style:parent-style-name="Preformatted_20_Text">
      <style:paragraph-properties fo:margin-top="0in" fo:margin-bottom="0in" fo:line-height="160%" fo:padding="0in" fo:border="none"/>
      <style:text-properties fo:font-variant="normal" fo:text-transform="none" fo:color="#666666" style:font-name="Courier 10 Pitch" fo:letter-spacing="normal" fo:font-style="normal" fo:font-weight="bold"/>
    </style:style>
    <style:style style:name="P17" style:family="paragraph" style:parent-style-name="Preformatted_20_Text">
      <style:paragraph-properties fo:margin-top="0in" fo:margin-bottom="0in" fo:line-height="160%" fo:padding="0in" fo:border="none"/>
      <style:text-properties fo:font-variant="normal" fo:text-transform="none" fo:color="#666666" fo:letter-spacing="normal"/>
    </style:style>
    <style:style style:name="P18" style:family="paragraph" style:parent-style-name="Standard" style:master-page-name="First_20_Page">
      <style:paragraph-properties style:page-number="auto" fo:padding="0.0193in" fo:border="0.06pt solid #000000" style:shadow="none"/>
    </style:style>
    <style:style style:name="P19" style:family="paragraph" style:parent-style-name="Standard" style:list-style-name="L1"/>
    <style:style style:name="P20" style:family="paragraph" style:parent-style-name="Standard" style:list-style-name="L3"/>
    <style:style style:name="P21" style:family="paragraph" style:parent-style-name="Standard" style:list-style-name="L4">
      <style:text-properties fo:font-weight="normal" style:font-weight-asian="normal" style:font-weight-complex="normal"/>
    </style:style>
    <style:style style:name="P22" style:family="paragraph" style:parent-style-name="Text_20_body" style:list-style-name=""/>
    <style:style style:name="P23" style:family="paragraph" style:parent-style-name="Text_20_body" style:list-style-name="">
      <style:text-properties fo:font-weight="bold" style:font-weight-asian="bold" style:font-weight-complex="bold"/>
    </style:style>
    <style:style style:name="P24" style:family="paragraph" style:parent-style-name="Text_20_body" style:list-style-name="L2"/>
    <style:style style:name="P25" style:family="paragraph" style:parent-style-name="Text_20_body" style:list-style-name="L3"/>
    <style:style style:name="P26" style:family="paragraph" style:parent-style-name="Heading_20_1" style:list-style-name=""/>
    <style:style style:name="P27" style:family="paragraph" style:parent-style-name="Heading_20_1">
      <style:text-propertie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Antwoord" style:list-style-name="L5"/>
    <style:style style:name="P30" style:family="paragraph" style:parent-style-name="Antwoord">
      <style:text-properties fo:font-style="normal" style:font-style-asian="normal"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Courier 10 Pitch" fo:font-style="normal" fo:font-weight="normal"/>
    </style:style>
    <style:style style:name="T8" style:family="text">
      <style:text-properties style:font-name="Courier 10 Pitch" fo:font-style="normal" fo:font-weight="bold"/>
    </style:style>
    <style:style style:name="T9" style:family="text">
      <style:text-properties style:text-underline-style="solid" style:text-underline-type="double" style:text-underline-width="auto" style:text-underline-color="font-color"/>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aam student: Patrick Van Brussel</text:p>
      <text:h text:style-name="Title" text:outline-level="1">Labo: <text:title>Linux Mailserver</text:title></text:h>
      <text:h text:style-name="P22" text:outline-level="1">Dit is een <text:span text:style-name="T2">optioneel</text:span><text:span text:style-name="T5"> labo. Dat wil zeggen dat je niet verplicht bent het in te dienen en te demonstreren. Je dient wel een </text:span><text:span text:style-name="T5">minstens</text:span><text:span text:style-name="T5"> </text:span><text:span text:style-name="T5">één optioneel </text:span><text:span text:style-name="T5">labo uit te voeren. De leerdoelen die hier behandeld worden zijn </text:span><text:span text:style-name="T5">ook </text:span><text:span text:style-name="T5">te kennen leerstof! Je wordt dus verondersteld deze opdracht te kunnen uitvoeren. </text:span><text:span text:style-name="T5">Gebruik van Puppet is niet verplicht.</text:span></text:h>
      <text:h text:style-name="P23" text:outline-level="1">Voeg telkens je bronnen toe, bv. als je een HOWTO volgt die je ergens gevonden hebt.</text:h>
      <text:h text:style-name="P23" text:outline-level="1">OPM. <text:span text:style-name="T3">Om gequoteerd te kunnen worden op deze opdracht, moet je ze ook mondeling toelichten aan je begeleidende lector! Je mag met twee samenwerken aan deze opdracht. Dien in dat geval allebei het document in via Chamilo zodat we duidelijk zien wie een oplossing heeft ingediend.</text:span></text:h>
      <text:h text:style-name="Heading_20_1" text:outline-level="1">Leerdoelen</text:h>
      <text:list xml:id="list535817700" text:style-name="L1">
        <text:list-item>
          <text:p text:style-name="P19">Een mailserver opzetten op een RedHat-achtig Linux-systeem:</text:p>
          <text:list>
            <text:list-item>
              <text:p text:style-name="P19">Postfix (SMTP) installeren en configureren</text:p>
              <text:list>
                <text:list-item>
                  <text:p text:style-name="P19">basisinstellingen: main.cf, aliases</text:p>
                </text:list-item>
                <text:list-item>
                  <text:p text:style-name="P19">mail versturen naar mailbox op dezelfde server</text:p>
                </text:list-item>
                <text:list-item>
                  <text:p text:style-name="P19">mail versturen naar mailbox op andere server</text:p>
                </text:list-item>
                <text:list-item>
                  <text:p text:style-name="P19">beveiligingstechnieken</text:p>
                  <text:list>
                    <text:list-item>
                      <text:p text:style-name="P19">HELO, restricties op binnenkomende mail, attachments blokkeren</text:p>
                    </text:list-item>
                    <text:list-item>
                      <text:p text:style-name="P19">spamassassin installeren en koppelen aan Postfix</text:p>
                    </text:list-item>
                    <text:list-item>
                      <text:p text:style-name="P19">ClamAV kunnen installeren</text:p>
                    </text:list-item>
                  </text:list>
                </text:list-item>
              </text:list>
            </text:list-item>
            <text:list-item>
              <text:p text:style-name="P19">Dovecot (IMAP/POP) installeren en configureren</text:p>
              <text:list>
                <text:list-item>
                  <text:p text:style-name="P19">basisinstellingen</text:p>
                </text:list-item>
                <text:list-item>
                  <text:p text:style-name="P19">gebruikers aanmaken en permissies instellen</text:p>
                </text:list-item>
                <text:list-item>
                  <text:p text:style-name="P19">Dovecot doorverbinden met Postfix</text:p>
                </text:list-item>
              </text:list>
            </text:list-item>
            <text:list-item>
              <text:p text:style-name="P19">Webmail configureren</text:p>
            </text:list-item>
          </text:list>
        </text:list-item>
      </text:list>
      <text:h text:style-name="Heading_20_1" text:outline-level="1">Ondersteunend studiemateriaal</text:h>
      <text:list xml:id="list1632384668" text:style-name="L2">
        <text:list-item>
          <text:p text:style-name="P24"><text:span text:style-name="T6">Jaromír Hradílek, et al. </text:span><text:span text:style-name="T3">Red Hat Enterprise Linux 6: Deployment Guide.</text:span><text:span text:style-name="T6"> Red Hat. 2011<text:line-break/></text:span><text:a xlink:type="simple" xlink:href="https://access.redhat.com/knowledge/docs/Red_Hat_Enterprise_Linux/"><text:span text:style-name="T6">https://access.redhat.com/knowledge/docs/Red_Hat_Enterprise_Linux/</text:span></text:a></text:p>
        </text:list-item>
        <text:list-item>
          <text:p text:style-name="P24"><text:span text:style-name="T6">Paul Cobbaut. </text:span><text:span text:style-name="T3">Linux Servers.</text:span><text:span text:style-name="T6"> linux-training.be. 2012<text:line-break/></text:span><text:a xlink:type="simple" xlink:href="http://linux-training.be/files/books/LinuxSrv.pdf"><text:span text:style-name="T6">http://linux-training.be/files/books/LinuxSrv.pdf</text:span></text:a></text:p>
        </text:list-item>
        <text:list-item>
          <text:p text:style-name="P24"><text:span text:style-name="T6">Bert Van Vreckem (red.) </text:span><text:span text:style-name="T3">Linux Systeembeheer Wikibook.</text:span><text:span text:style-name="T6"> wikibooks.org. 2008<text:line-break/></text:span><text:a xlink:type="simple" xlink:href="http://nl.wikibooks.org/wiki/Linux_Systeembeheer"><text:span text:style-name="T6">http://nl.wikibooks.org/wiki/Linux_Systeembeheer</text:span></text:a></text:p>
        </text:list-item>
      </text:list>
      <text:h text:style-name="P26" text:outline-level="1"/>
      <text:h text:style-name="P28" text:outline-level="1">Postfix</text:h>
      <text:p text:style-name="Text_20_body">Zet een Postfix mailserver op voor het domein <text:span text:style-name="T2">chem.net</text:span> (zie labo 5) en configureer hem zodat je hem kan gebruiken om vanop een andere host een mail te sturen naar je eigen e-mailadres (bijv. @gmail.com, @student.hogent.be, @telenet.be, @hotmail.com, ...).</text:p>
      <text:list xml:id="list810729618" text:style-name="L3">
        <text:list-item>
          <text:p text:style-name="P20">Test of je op de machine zelf een mail kan versturen naar een lokale gebruiker</text:p>
        </text:list-item>
        <text:list-item>
          <text:p text:style-name="P20">Test of je vanop een andere machine een mail kan sturen naar een lokale gebruiker</text:p>
        </text:list-item>
        <text:list-item>
          <text:p text:style-name="P25">Test of je vanop een andere machine een mail kan sturen naar een extern e-mailadres</text:p>
        </text:list-item>
      </text:list>
      <text:h text:style-name="Heading_20_2" text:outline-level="2">Procedure</text:h>
      <text:p text:style-name="Antwoord">Yum remove sendmail</text:p>
      <text:p text:style-name="Antwoord">yum install postfix</text:p>
      <text:p text:style-name="Antwoord"/>
      <text:p text:style-name="Antwoord">#install some testing packages</text:p>
      <text:p text:style-name="Antwoord">yum install mail telnet</text:p>
      <text:p text:style-name="Antwoord"/>
      <text:p text:style-name="Antwoord">#disable firewall &amp; selinux</text:p>
      <text:p text:style-name="P11">[root@server ~]# service iptables stop</text:p>
      <text:p text:style-name="P14">[root@server ~]# service ip6tables stop</text:p>
      <text:p text:style-name="P14">[root@server ~]# chkconfig iptables off</text:p>
      <text:p text:style-name="P14">[root@server ~]# chkconfig ip6tables off</text:p>
      <text:p text:style-name="P10">[root@server ~]# vi /etc/selinux/config</text:p>
      <text:p text:style-name="P15"># This file controls the state of SELinux on the system.</text:p>
      <text:p text:style-name="P15"># SELINUX= can take one of these three values:</text:p>
      <text:p text:style-name="P15">#     enforcing - SELinux security policy is enforced.</text:p>
      <text:p text:style-name="P15">#     permissive - SELinux prints warnings instead of enforcing.</text:p>
      <text:p text:style-name="P15">#     disabled - No SELinux policy is loaded.</text:p>
      <text:p text:style-name="P16">SELINUX=disabled</text:p>
      <text:p text:style-name="P15"># SELINUXTYPE= can take one of these two values:</text:p>
      <text:p text:style-name="P15">#     targeted - Targeted processes are protected,</text:p>
      <text:p text:style-name="P15">#     mls - Multi Level Security protection.</text:p>
      <text:p text:style-name="P15">SELINUXTYPE=targeted</text:p>
      <text:p text:style-name="Antwoord"/>
      <text:p text:style-name="Antwoord"/>
      <text:p text:style-name="Antwoord">#inhoud van /etc/postfix/main.cf</text:p>
      <text:p text:style-name="P10">myhostname = carbon.chem.net <text:span text:style-name="T1">##line no 75 - uncomment and enter your host name</text:span></text:p>
      <text:p text:style-name="P10">mydomain = chem.net <text:s/><text:span text:style-name="T1">##line no 83 - uncomment and enter your domain name </text:span></text:p>
      <text:p text:style-name="P10">myorigin = $mydomain <text:s/><text:span text:style-name="T1">##line no 99 - uncomment</text:span></text:p>
      <text:p text:style-name="P10"><text:soft-page-break/>inet_interfaces = all <text:s/><text:span text:style-name="T1">##line no 116 - change to all</text:span></text:p>
      <text:p text:style-name="P10">mydestination = $myhostname, localhost.$mydomain, localhost, $mydomain <text:s/><text:span text:style-name="T1">##line no 164 - add $domain at the end</text:span></text:p>
      <text:p text:style-name="P10">mynetworks = 192.168.64.0/24, 127.0.0.0/8 <text:s/><text:span text:style-name="T1">##line no 264 - uncomment and add your network range</text:span></text:p>
      <text:p text:style-name="P10">home_mailbox = Maildir/ <text:s/><text:span text:style-name="T1">##line no 419 - uncomment</text:span></text:p>
      <text:p text:style-name="Antwoord"/>
      <text:p text:style-name="Antwoord">service postfix start</text:p>
      <text:p text:style-name="Antwoord"/>
      <text:p text:style-name="Antwoord"># on another machine in the chem.net network</text:p>
      <text:p text:style-name="Antwoord"/>
      <text:p text:style-name="Antwoord">#make sure mail is installed</text:p>
      <text:p text:style-name="Antwoord">yum install mail</text:p>
      <text:p text:style-name="Antwoord"># make sure you query the right dns server</text:p>
      <text:p text:style-name="Antwoord">#inhoud van /etc/resolv.conf</text:p>
      <text:p text:style-name="Antwoord">nameserver 192.168.64.2</text:p>
      <text:p text:style-name="Antwoord"># stuur mail</text:p>
      <text:p text:style-name="Antwoord">mail <text:a xlink:type="simple" xlink:href="mailto:foo@bar.com">foo@bar.com</text:a></text:p>
      <text:p text:style-name="Antwoord">Subject: test</text:p>
      <text:p text:style-name="Antwoord">text</text:p>
      <text:p text:style-name="Antwoord">sluit af met ^<text:span text:style-name="T9">D</text:span></text:p>
      <text:p text:style-name="P9">^D</text:p>
      <text:p text:style-name="P9"/>
      <text:h text:style-name="Heading_20_2" text:outline-level="2">Beveiliging</text:h>
      <text:list xml:id="list1944211154" text:style-name="L4">
        <text:list-item>
          <text:p text:style-name="P21">blokkeer frauduleuze e-mail clients met de HELO-controls van Postfix (zie referenties)</text:p>
        </text:list-item>
        <text:list-item>
          <text:p text:style-name="P21">blokkeer attachments van executables: .exe, .scr, …</text:p>
        </text:list-item>
      </text:list>
      <text:p text:style-name="Antwoord"/>
      <text:h text:style-name="Heading_20_1" text:outline-level="1">Dovecot</text:h>
      <text:p text:style-name="Text_20_body">Installeer en configureer de Dovecot IMAP server naast Postfix zodat je vanop een <text:span text:style-name="T3">andere</text:span><text:span text:style-name="T6"> pc mails </text:span><text:span text:style-name="T6">kan lezen via een mailclient. Maak minstens twee mailboxen aan, verstuur een mail tussen beide.</text:span></text:p>
      <text:p text:style-name="P8">Yum install dovecot</text:p>
      <text:p text:style-name="P8"/>
      <text:p text:style-name="P7">Open the dovecot config file <text:span text:style-name="T4">/etc/dovecot/dovecot.conf</text:span>. Find and uncomment the line as shown below.</text:p>
      <text:p text:style-name="P10">[root@server ~]# vi /etc/dovecot/dovecot.conf</text:p>
      <text:p text:style-name="P15">protocols = imap pop3 lmtp</text:p>
      <text:p text:style-name="P13"><text:soft-page-break/>Open the file <text:span text:style-name="T4">/etc/dovecot/conf.d/10-mail.conf</text:span> and uncomment the line as shown below.</text:p>
      <text:p text:style-name="P10">[root@server ~]# vi /etc/dovecot/conf.d/10-mail.conf</text:p>
      <text:p text:style-name="P10">mail_location = maildir:~/Maildir <text:s/><text:span text:style-name="T1">##line no 24 - uncomment</text:span></text:p>
      <text:p text:style-name="P13">Open the <text:span text:style-name="T4">/etc/dovecot/conf.d/10-auth.conf</text:span> and edit as shown below.</text:p>
      <text:p text:style-name="P10">[root@server ~]# vi /etc/dovecot/conf.d/10-auth.conf</text:p>
      <text:p text:style-name="P10">disable_plaintext_auth = no <text:s/><text:span text:style-name="T1">##line no 9 - uncomment and change from yes to no.</text:span></text:p>
      <text:p text:style-name="P10">auth_mechanisms = plain login <text:s/><text:span text:style-name="T1">##line no 97 - add the text "login"</text:span></text:p>
      <text:p text:style-name="P13">Open the <text:span text:style-name="T4">/etc/dovecot/conf.d/10-master.conf</text:span> and edit as shown below.</text:p>
      <text:p text:style-name="P10">unix_listener auth-userdb {</text:p>
      <text:p text:style-name="P17">    <text:span text:style-name="T7">#mode = 0600</text:span></text:p>
      <text:p text:style-name="P12">    <text:span text:style-name="T7">user = postfix <text:s/></text:span><text:span text:style-name="T8">##line no 83 - uncomment and enter postfix</text:span></text:p>
      <text:p text:style-name="P12">    <text:span text:style-name="T7">group = postfix <text:s/></text:span><text:span text:style-name="T8">##line no 84 - uncomment and enter postfix</text:span></text:p>
      <text:p text:style-name="P13">Start the dovecot service.</text:p>
      <text:p text:style-name="P10">[root@server ~]# service dovecot start</text:p>
      <text:p text:style-name="P15">Starting Dovecot Imap:                                     [  OK  ]</text:p>
      <text:p text:style-name="P10">[root@server ~]# chkconfig dovecot on </text:p>
      <text:p text:style-name="P8"/>
      <text:h text:style-name="P27" text:outline-level="1">Webmail</text:h>
      <text:p text:style-name="P6">Zorg voor Webmail toegang (squirrelmail of horde).</text:p>
      <text:p text:style-name="P8"># make sure the epel repository is enabled</text:p>
      <text:p text:style-name="P8"># inhoud van /etc/yum.repos.d/epel.repo</text:p>
      <text:p text:style-name="P8">enabled = 1</text:p>
      <text:p text:style-name="P8">#installeren</text:p>
      <text:p text:style-name="P8">sudo yum install squirrelmail</text:p>
      <text:p text:style-name="P8"/>
      <text:p text:style-name="P8">#follow the guide</text:p>
      <text:p text:style-name="P8"><text:a xlink:type="simple" xlink:href="http://ostechnix.wordpress.com/2013/02/08/setup-mail-server-using-postfixdovecotsquirrelmail-in-centosrhelscientific-linux-6-3-step-by-step/">http://ostechnix.wordpress.com/2013/02/08/setup-mail-server-using-postfixdovecotsquirrelmail-in-centosrhelscientific-linux-6-3-step-by-step/</text:a></text:p>
      <text:p text:style-name="P8"/>
      <text:p text:style-name="P8">#change 1 more detail in the postfix config file, to fix the relay bug</text:p>
      <text:p text:style-name="P8">#/etc/postfix/main.cf </text:p>
      <text:p text:style-name="P8"># Enable IPv4, and IPv6 if supported</text:p>
      <text:p text:style-name="P8">inet_protocols = ipv4</text:p>
      <text:h text:style-name="P27" text:outline-level="1">EXTRA: Virusscanner, spamfilter</text:h>
      <text:p text:style-name="P5">Dit geldt als een extra taak, is dus niet verplicht. Je kan er wel extra punten mee verdienen bovenop <text:soft-page-break/>de normale score voor dit labo.</text:p>
      <text:p text:style-name="Text_20_body"><text:span text:style-name="T6">Installeer een virusscanner (bv. ClamAV) en spamfilter (Spamassassin) die alle binnenkomende berichten filteren. Toon aan dat dit effectief gebeurt! Er bestaan testberichten waarmee je dit kan verifiëren. Voor een virusscanner, bijvoorbeeld</text:span><text:span text:style-name="T6"><text:note text:id="ftn1" text:note-class="footnote"><text:note-citation>1</text:note-citation><text:note-body><text:p text:style-name="Footnote"><text:a xlink:type="simple" xlink:href="http://en.wikipedia.org/wiki/Eicar_test_file">http://en.wikipedia.org/wiki/Eicar_test_file</text:a></text:p></text:note-body></text:note></text:span><text:span text:style-name="T6">:</text:span></text:p>
      <text:p text:style-name="Text_20_body"><text:span text:style-name="Source_20_Text"><text:span text:style-name="T6"><text:tab/></text:span></text:span><text:span text:style-name="Source_20_Text">X5O!P%@AP[4\PZX54(P^)7CC)7}$EICAR-STANDARD-ANTIVIRUS-TEST-FILE!$H+H*</text:span></text:p>
      <text:p text:style-name="Text_20_body">of voor spam<text:note text:id="ftn2" text:note-class="footnote"><text:note-citation>2</text:note-citation><text:note-body><text:p text:style-name="Footnote"><text:a xlink:type="simple" xlink:href="http://spamassassin.apache.org/gtube/">http://spamassassin.apache.org/gtube/</text:a></text:p></text:note-body></text:note>:</text:p>
      <text:p text:style-name="Text_20_body"><text:span text:style-name="Source_20_Text"><text:tab/>XJS*C4JDBQADN1.NSBN3*2IDNEN*GTUBE-STANDARD-ANTI-UBE-TEST-EMAIL*C.34X</text:span></text:p>
      <text:p text:style-name="P5"/>
      <text:p text:style-name="P8"/>
      <text:h text:style-name="Heading_20_1" text:outline-level="1">Gebruikte bronnen</text:h>
      <text:list xml:id="list1173798525" text:style-name="L5">
        <text:list-item>
          <text:p text:style-name="P29"><text:a xlink:type="simple" xlink:href="http://ostechnix.wordpress.com/2013/02/08/setup-mail-server-using-postfixdovecotsquirrelmail-in-centosrhelscientific-linux-6-3-step-by-step/">http://ostechnix.wordpress.com/2013/02/08/setup-mail-server-using-</text:a><text:a xlink:type="simple" xlink:href="http://ostechnix.wordpress.com/2013/02/08/setup-mail-server-using-postfixdovecotsquirrelmail-in-centosrhelscientific-linux-6-3-step-by-step/">postfixdovecotsquirrelmail-in-centosrhelscientific-linux-6-3-step-by-step/</text:a></text:p>
        </text:list-item>
        <text:list-item>
          <text:p text:style-name="P29"><text:a xlink:type="simple" xlink:href="http://squirrelmail.org/download.php">http://squirrelmail.org/download.php</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Courier, monospace"/>
    <style:font-face style:name="Lohit Hindi1" svg:font-family="'Lohit Hindi'"/>
    <style:font-face style:name="OpenSymbol" svg:font-family="OpenSymbol"/>
    <style:font-face style:name="Source Sans Pro" svg:font-family="'Source Sans Pro', Arial, Helvetica, sans-serif"/>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nl" fo:country="B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twoord" style:family="paragraph" style:parent-style-name="Text_20_body">
      <style:paragraph-properties fo:background-color="#e6e6e6">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WenQuanYi Micro Hei1" style:font-size-asian="10.5pt" style:font-name-complex="Lohit Hindi2"/>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MP2" style:family="paragraph" style:parent-style-name="Footer">
      <style:paragraph-properties>
        <style:tab-stops>
          <style:tab-stop style:position="3.7189in" style:type="center"/>
          <style:tab-stop style:position="7.4165in" style:type="right"/>
        </style:tab-stops>
      </style:paragraph-properties>
    </style:style>
    <style:style style:name="MP3"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MP4" style:family="paragraph" style:parent-style-name="Footer">
      <style:paragraph-properties>
        <style:tab-stops>
          <style:tab-stop style:position="3.7291in" style:type="center"/>
          <style:tab-stop style:position="7.4689in" style:type="right"/>
        </style:tab-stops>
      </style:paragraph-properties>
    </style:style>
    <style:style style:name="MT1" style:family="text">
      <style:text-properties fo:font-weight="bold" style:font-weight-asian="bold" style:font-weight-complex="bold"/>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0193in" style:shadow="none"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5in" fo:margin-bottom="0.5in" fo:margin-left="0.3937in" fo:margin-right="0.3937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083in" fo:margin-left="0in" fo:margin-right="0in" fo:margin-bottom="0.1965in"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office:automatic-styles>
  <office:master-styles>
    <style:master-page style:name="Standard" style:page-layout-name="Mpm1">
      <style:header>
        <text:p text:style-name="MP1"><text:tab/><text:tab/><text:span text:style-name="MT1">Labo </text:span><text:span text:style-name="MT1">Enterprise Linux</text:span></text:p>
      </style:header>
      <style:footer>
        <text:p text:style-name="MP2">Labo: <text:title>Linux Mailserver</text:title><text:tab/><text:tab/>p. <text:page-number text:select-page="current">5</text:page-number>/<text:page-count>5</text:page-count></text:p>
      </style:footer>
    </style:master-page>
    <style:master-page style:name="First_20_Page" style:display-name="First Page" style:page-layout-name="Mpm2" style:next-style-name="Standard">
      <style:header>
        <text:p text:style-name="MP3"><draw:frame draw:style-name="Mfr1" draw:name="graphics2" text:anchor-type="paragraph" svg:width="1.4791in" svg:height="1.0102in" draw:z-index="0"><draw:image xlink:href="Pictures/10000000000007D000000555321CB990.jpg" xlink:type="simple" xlink:show="embed" xlink:actuate="onLoad"/></draw:frame><text:tab/><text:tab/><text:span text:style-name="MT1">Labo </text:span><text:span text:style-name="MT1">Enterprise Linux</text:span></text:p>
        <text:p text:style-name="MP3"><text:tab/><text:tab/>3e PrBa Toegepaste Informatica</text:p>
        <text:p text:style-name="MP3"><text:tab/><text:tab/>2013-2014</text:p>
      </style:header>
      <style:footer>
        <text:p text:style-name="MP4">Labo: <text:title>Linux Mailserver</text:title><text:tab/><text:tab/>p. <text:page-number text:select-page="current">1</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9T16:31:15</meta:creation-date>
    <meta:editing-duration>PT5H40M45S</meta:editing-duration>
    <meta:editing-cycles>23</meta:editing-cycles>
    <meta:generator>LibreOffice/3.5$Linux_X86_64 LibreOffice_project/350m1$Build-2</meta:generator>
    <dc:title>Linux Mailserver</dc:title>
    <meta:initial-creator>Bert Vreckem</meta:initial-creator>
    <dc:date>2013-12-06T09:17:47</dc:date>
    <dc:creator>Vuokko Vuorinnen</dc:creator>
    <meta:document-statistic meta:table-count="0" meta:image-count="1" meta:object-count="0" meta:page-count="5" meta:paragraph-count="126" meta:word-count="923" meta:character-count="6679" meta:non-whitespace-character-count="5812"/>
    <meta:template xlink:type="simple" xlink:actuate="onRequest" xlink:title="Opgave Labo" xlink:href="../../../../../.config/libreoffice/3/user/template/Hogent/Opgave%20Labo.ott" meta:date="2012-09-19T16:31:13"/>
  </office:meta>
</office:document-meta>
</file>